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42cm" fo:min-width="4.804cm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5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cm" fo:min-width="1.95cm"/>
    </style:style>
    <style:style style:name="gr5" style:family="graphic" style:parent-style-name="standard">
      <style:graphic-properties draw:textarea-horizontal-align="justify" draw:textarea-vertical-align="middle" draw:auto-grow-height="false" fo:min-height="1.64cm" fo:min-width="3.97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7.5cm" svg:height="3.1cm" svg:x="6.2cm" svg:y="2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5cm" svg:height="3.1cm" svg:x="6.1cm" svg:y="23.1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3cm" svg:height="1.8cm" svg:x="6.8cm" svg:y="6.1cm">
          <text:p text:style-name="P1">Suma = 0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9.95cm" svg:y1="5.2cm" svg:x2="9.95cm" svg:y2="6.1cm" draw:start-shape="id1" draw:start-glue-point="8" draw:end-shape="id2" draw:end-glue-point="0" svg:d="M9950 5200v900" svg:viewBox="0 0 1 901">
          <text:p/>
        </draw:connector>
        <draw:custom-shape draw:style-name="gr2" draw:text-style-name="P1" xml:id="id3" draw:id="id3" draw:layer="layout" svg:width="6.3cm" svg:height="1.8cm" svg:x="6.8cm" svg:y="8.5cm">
          <text:p text:style-name="P1">I = 0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9.95cm" svg:y1="7.9cm" svg:x2="9.95cm" svg:y2="8.5cm" draw:start-shape="id2" draw:start-glue-point="2" draw:end-shape="id3" draw:end-glue-point="0" svg:d="M9950 7900v600" svg:viewBox="0 0 1 601">
          <text:p/>
        </draw:connector>
        <draw:custom-shape draw:style-name="gr4" draw:text-style-name="P1" xml:id="id4" draw:id="id4" draw:layer="layout" svg:width="4.9cm" svg:height="4.5cm" svg:x="7.5cm" svg:y="11cm">
          <text:p text:style-name="P1">I &lt; 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9.95cm" svg:y1="10.3cm" svg:x2="9.95cm" svg:y2="11cm" draw:start-shape="id3" draw:start-glue-point="2" draw:end-shape="id4" svg:d="M9950 10300v700" svg:viewBox="0 0 1 701">
          <text:p/>
        </draw:connector>
        <draw:custom-shape draw:style-name="gr5" draw:text-style-name="P1" draw:layer="layout" svg:width="7.1cm" svg:height="3cm" svg:x="11.5cm" svg:y="15.6cm">
          <text:p text:style-name="P1">Pobierz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7T12:29:59.605098439</meta:creation-date>
    <meta:generator>LibreOffice/6.0.7.3$Linux_X86_64 LibreOffice_project/00m0$Build-3</meta:generator>
    <dc:date>2019-11-07T12:35:34.675009562</dc:date>
    <meta:editing-duration>PT5M35S</meta:editing-duration>
    <meta:editing-cycles>1</meta:editing-cycles>
    <meta:document-statistic meta:object-count="9"/>
  </office:meta>
</office:document-meta>
</file>